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290f" officeooo:paragraph-rsid="0010290f"/>
    </style:style>
    <style:style style:name="P2" style:family="paragraph" style:parent-style-name="Standard">
      <style:text-properties officeooo:rsid="00118837" officeooo:paragraph-rsid="00118837"/>
    </style:style>
    <style:style style:name="P3" style:family="paragraph" style:parent-style-name="Standard">
      <style:text-properties officeooo:paragraph-rsid="00118837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18837" officeooo:paragraph-rsid="00118837" style:font-weight-asian="bold" style:font-weight-complex="bold"/>
    </style:style>
    <style:style style:name="P6" style:family="paragraph" style:parent-style-name="Standard">
      <style:text-properties fo:font-style="italic" officeooo:rsid="0010290f" officeooo:paragraph-rsid="0010290f" style:font-style-asian="italic" style:font-style-complex="italic"/>
    </style:style>
    <style:style style:name="P7" style:family="paragraph" style:parent-style-name="Standard">
      <style:text-properties officeooo:rsid="0011b043" officeooo:paragraph-rsid="0011b043"/>
    </style:style>
    <style:style style:name="P8" style:family="paragraph" style:parent-style-name="Standard">
      <style:text-properties officeooo:rsid="0011b043" officeooo:paragraph-rsid="0013afbc"/>
    </style:style>
    <style:style style:name="P9" style:family="paragraph" style:parent-style-name="Standard">
      <style:text-properties officeooo:paragraph-rsid="0011b043"/>
    </style:style>
    <style:style style:name="P10" style:family="paragraph" style:parent-style-name="Standard">
      <style:text-properties officeooo:paragraph-rsid="0013afbc"/>
    </style:style>
    <style:style style:name="P11" style:family="paragraph" style:parent-style-name="Standard">
      <style:text-properties officeooo:paragraph-rsid="0010290f"/>
    </style:style>
    <style:style style:name="T1" style:family="text">
      <style:text-properties officeooo:rsid="001188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290f" style:font-weight-asian="bold" style:font-weight-complex="bold"/>
    </style:style>
    <style:style style:name="T4" style:family="text">
      <style:text-properties officeooo:rsid="0011b043"/>
    </style:style>
    <style:style style:name="T5" style:family="text">
      <style:text-properties officeooo:rsid="0013afbc"/>
    </style:style>
    <style:style style:name="T6" style:family="text">
      <style:text-properties officeooo:rsid="0014c1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úmero de clientes cadastrados </text:p>
      <text:p text:style-name="P1">Cliente que se identificaram e possuem em seus cadastros pelo menos o número do telefone.</text:p>
      <text:p text:style-name="P1">Envio de campanhas e promoções de forma geral.</text:p>
      <text:p text:style-name="Standard"/>
      <text:p text:style-name="P11"><text:span text:style-name="T3">Vendas não concluídas (pendente de pagamentos)</text:span></text:p>
      <text:p text:style-name="P1">Cliente que realizaram escolhas de produtos e por algum motivo não realizaram o processo de conclusão com o pagamento.</text:p>
      <text:p text:style-name="P1"/>
      <text:p text:style-name="P6">Lançar campanha de pesquisa <text:span text:style-name="T1">para saber os motivos da desistência da compra:</text:span></text:p>
      <text:p text:style-name="P1">- <text:span text:style-name="T1">Dificuldade no uso do aplicativo</text:span></text:p>
      <text:p text:style-name="P1">- <text:span text:style-name="T1">Receio na hora de pagar</text:span></text:p>
      <text:p text:style-name="P2">- taxa de entrega</text:p>
      <text:p text:style-name="P2">- preços não tão atrativos</text:p>
      <text:p text:style-name="P2">- só queria fazer simulações</text:p>
      <text:p text:style-name="P2"/>
      <text:p text:style-name="P2">Solicitar a opinião para justificar a resposta ou mesmo sugestões <text:span text:style-name="T6">para d</text:span>os atendimentos e <text:span text:style-name="T6">das</text:span> ofertas.</text:p>
      <text:p text:style-name="P3"/>
      <text:p text:style-name="P5">Pagamentos Pix não confirmados</text:p>
      <text:p text:style-name="P2">Clientes que geraram uma cobrança PIX, porém não efetuaram o pagamento, enviar campanha do mesmo formato do item anterior;</text:p>
      <text:p text:style-name="P2"/>
      <text:p text:style-name="P5">Pagamentos Cartão não autorizados</text:p>
      <text:p text:style-name="P2">Cliente que tentaram pagamento com cartão de crédito, porém não foi autorizado. Enviar campanha divulgando as promoções e dando destaque a forma de pagamento alternativa PIX.</text:p>
      <text:p text:style-name="P2"/>
      <text:p text:style-name="P3"/>
      <text:p text:style-name="P4">Pagamentos confirmados com vendas <text:span text:style-name="T1">finalizadas</text:span></text:p>
      <text:p text:style-name="P2">Clientes que concluíram suas compras. Enviar campanha com agradecimento pela compra, pesquisa de satisfação e novas promoções;</text:p>
      <text:p text:style-name="P2"/>
      <text:p text:style-name="P7">Avaliação da compra nos seguintes aspectos:</text:p>
      <text:p text:style-name="P7">1. Aplicativo utilizado para a compra; <text:span text:style-name="T5">(Ótimo, Bom, Regular) </text:span></text:p>
      <text:p text:style-name="P10"><text:span text:style-name="T4">2. Promoções destacadas; </text:span><text:span text:style-name="T5">(Ótimo, Bom, Regular)</text:span></text:p>
      <text:p text:style-name="P10"><text:span text:style-name="T4">3. Entrega do produto; </text:span><text:span text:style-name="T5">(Ótimo, Bom, Regular)</text:span></text:p>
      <text:p text:style-name="P8">4. Qualidade do produto; <text:span text:style-name="T5">(Ótimo, Bom, Regular)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4T16:07:46.664000000</meta:creation-date>
    <dc:date>2023-07-04T21:41:01.258000000</dc:date>
    <meta:editing-duration>PT4H20M24S</meta:editing-duration>
    <meta:editing-cycles>1</meta:editing-cycles>
    <meta:document-statistic meta:table-count="0" meta:image-count="0" meta:object-count="0" meta:page-count="1" meta:paragraph-count="23" meta:word-count="216" meta:character-count="1407" meta:non-whitespace-character-count="1212"/>
    <meta:generator>LibreOffice/7.0.3.1$Windows_X86_64 LibreOffice_project/d7547858d014d4cf69878db179d326fc3483e082</meta:generator>
  </office:meta>
</office:document-meta>
</file>